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ktum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5T10:17:25.306000000</meta:creation-date>
    <dc:date>2020-03-05T10:18:15.765000000</dc:date>
    <meta:editing-duration>PT51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Dev/7.0.0.0.alpha0$Windows_X86_64 LibreOffice_project/413898573805c5f96ae7cc561fdc2125575084a4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legend chart:legend-position="end" svg:x="13.841cm" svg:y="3.702cm" style:legend-expansion="high" chart:style-name="ch2"/>
        <chart:plot-area chart:style-name="ch3" chart:data-source-has-labels="both" svg:x="0.319cm" svg:y="0.179cm" svg:width="13.203cm" svg:height="8.641cm">
          <chartooo:coordinate-region svg:x="0.755cm" svg:y="0.379cm" svg:width="12.342cm" svg:height="7.794cm"/>
          <chart:axis chart:dimension="x" chart:name="primary-x" chart:style-name="ch4" chartooo:axis-type="auto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scatter">
            <chart:data-point chart:repeated="4"/>
          </chart:series>
          <chart:series chart:style-name="ch7" chart:values-cell-range-address="local-table.$C$2:.$C$5" chart:label-cell-address="local-table.$C$1" chart:class="chart:scatter">
            <chart:data-point chart:repeated="4"/>
          </chart:series>
          <chart:series chart:style-name="ch8" chart:values-cell-range-address="local-table.$D$2:.$D$5" chart:label-cell-address="local-table.$D$1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oszlop</text:p>
              </table:table-cell>
              <table:table-cell office:value-type="string">
                <text:p>2. oszlop</text:p>
              </table:table-cell>
              <table:table-cell office:value-type="string">
                <text:p>3. oszlop</text:p>
              </table:table-cell>
            </table:table-row>
          </table:table-header-rows>
          <table:table-rows>
            <table:table-row>
              <table:table-cell office:value-type="string">
                <text:p>1. sor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. sor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. sor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. sor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meta="urn:oasis:names:tc:opendocument:xmlns:meta:1.0" xmlns:office="urn:oasis:names:tc:opendocument:xmlns:office:1.0" xmlns:chartooo="http://openoffice.org/2010/chart" xmlns:grddl="http://www.w3.org/2003/g/data-view#" xmlns:ooo="http://openoffice.org/2004/office" xmlns:xlink="http://www.w3.org/1999/xlink" xmlns:dc="http://purl.org/dc/elements/1.1/" office:version="1.2">
  <office:meta>
    <meta:generator>LibreOfficeDev/7.0.0.0.alpha0$Windows_X86_64 LibreOffice_project/413898573805c5f96ae7cc561fdc2125575084a4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2">
  <office:styles/>
</office:document-styles>
</file>